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35cm" svg:stroke-color="#616161" draw:marker-start-width="0.252cm" draw:marker-end-width="0.252cm" draw:fill-color="#eeeeee" draw:textarea-horizontal-align="justify" draw:textarea-vertical-align="middle" draw:auto-grow-height="false" fo:min-height="1.782cm" fo:min-width="3.564cm" fo:padding-top="0.142cm" fo:padding-bottom="0.142cm" fo:padding-left="0.267cm" fo:padding-right="0.267cm"/>
      <style:paragraph-properties style:writing-mode="lr-tb"/>
    </style:style>
    <style:style style:name="gr2" style:family="graphic" style:parent-style-name="standard">
      <style:graphic-properties draw:stroke="solid" svg:stroke-width="0.035cm" svg:stroke-color="#616161" draw:marker-start-width="0.252cm" draw:marker-end-width="0.252cm" draw:fill-color="#eeeeee" draw:textarea-horizontal-align="justify" draw:textarea-vertical-align="middle" draw:auto-grow-height="false" fo:min-height="1.748cm" fo:min-width="3.53cm" fo:padding-top="0.142cm" fo:padding-bottom="0.142cm" fo:padding-left="0.267cm" fo:padding-right="0.267cm"/>
      <style:paragraph-properties style:writing-mode="lr-tb"/>
    </style:style>
    <style:style style:name="gr3" style:family="graphic" style:parent-style-name="standard">
      <style:graphic-properties draw:stroke="solid" svg:stroke-width="0.035cm" svg:stroke-color="#616161" draw:marker-start-width="0.252cm" draw:marker-end-width="0.252cm" draw:fill-color="#eeeeee" draw:textarea-horizontal-align="justify" draw:textarea-vertical-align="middle" draw:auto-grow-height="false" fo:min-height="1.748cm" fo:min-width="4.546cm" fo:padding-top="0.142cm" fo:padding-bottom="0.142cm" fo:padding-left="0.267cm" fo:padding-right="0.267cm"/>
      <style:paragraph-properties style:writing-mode="lr-tb"/>
    </style:style>
    <style:style style:name="gr4" style:family="graphic" style:parent-style-name="standard">
      <style:graphic-properties draw:stroke="solid" svg:stroke-width="0.081cm" draw:marker-start="" draw:marker-start-width="0.321cm" draw:marker-end="Arrowheads_20_3" draw:marker-end-width="0.321cm" svg:stroke-linecap="round" draw:textarea-vertical-align="middle" fo:padding-top="0.165cm" fo:padding-bottom="0.165cm" fo:padding-left="0.29cm" fo:padding-right="0.29cm"/>
    </style:style>
    <style:style style:name="gr5" style:family="graphic" style:parent-style-name="standard">
      <style:graphic-properties draw:stroke="solid" svg:stroke-width="0.035cm" svg:stroke-color="#616161" draw:marker-start-width="0.252cm" draw:marker-end-width="0.252cm" draw:fill-color="#eeeeee" draw:textarea-horizontal-align="justify" draw:textarea-vertical-align="middle" draw:auto-grow-height="false" fo:min-height="4.288cm" fo:min-width="3.53cm" fo:padding-top="0.142cm" fo:padding-bottom="0.142cm" fo:padding-left="0.267cm" fo:padding-right="0.267cm"/>
      <style:paragraph-properties style:writing-mode="lr-tb"/>
    </style:style>
    <style:style style:name="gr6" style:family="graphic" style:parent-style-name="standard">
      <style:graphic-properties svg:stroke-width="0.106cm" draw:marker-start-width="0.359cm" draw:marker-end="Arrowheads_20_1" draw:marker-end-width="0.359cm" draw:textarea-vertical-align="middle" fo:padding-top="0.178cm" fo:padding-bottom="0.178cm" fo:padding-left="0.303cm" fo:padding-right="0.303cm"/>
    </style:style>
    <style:style style:name="gr7" style:family="graphic" style:parent-style-name="standard">
      <style:graphic-properties draw:stroke="solid" svg:stroke-width="0.106cm" draw:marker-start-width="0.359cm" draw:marker-end="Arrowheads_20_1" draw:marker-end-width="0.359cm" draw:textarea-vertical-align="middle" fo:padding-top="0.178cm" fo:padding-bottom="0.178cm" fo:padding-left="0.303cm" fo:padding-right="0.303cm"/>
    </style:style>
    <style:style style:name="gr8" style:family="graphic" style:parent-style-name="standard">
      <style:graphic-properties draw:stroke="solid" svg:stroke-width="0.035cm" svg:stroke-color="#616161" draw:marker-start-width="0.252cm" draw:marker-end-width="0.252cm" draw:fill-color="#eeeeee" draw:textarea-horizontal-align="justify" draw:textarea-vertical-align="middle" draw:auto-grow-height="false" fo:min-height="4.288cm" fo:min-width="4.546cm" fo:padding-top="0.142cm" fo:padding-bottom="0.142cm" fo:padding-left="0.267cm" fo:padding-right="0.267cm"/>
      <style:paragraph-properties style:writing-mode="lr-tb"/>
    </style:style>
    <style:style style:name="gr9" style:family="graphic" style:parent-style-name="standard">
      <style:graphic-properties svg:stroke-color="#000000" draw:fill-color="#fffde7" draw:textarea-horizontal-align="justify" draw:textarea-vertical-align="middle" draw:auto-grow-height="false" fo:min-height="4.322cm" fo:min-width="5.088cm"/>
      <style:paragraph-properties style:writing-mode="lr-tb"/>
    </style:style>
    <style:style style:name="gr10" style:family="graphic" style:parent-style-name="standard">
      <style:graphic-properties svg:stroke-color="#000000" draw:fill-color="#fffde7" draw:textarea-horizontal-align="justify" draw:textarea-vertical-align="middle" draw:auto-grow-height="false" fo:min-height="1.782cm" fo:min-width="5.088cm"/>
      <style:paragraph-properties style:writing-mode="lr-tb"/>
    </style:style>
    <style:style style:name="gr11" style:family="graphic" style:parent-style-name="standard">
      <style:graphic-properties draw:stroke="solid" svg:stroke-width="0.152cm" draw:marker-start-width="0.427cm" draw:marker-end="Arrowheads_20_4" draw:marker-end-width="0.427cm" draw:textarea-vertical-align="middle" fo:padding-top="0.2cm" fo:padding-bottom="0.2cm" fo:padding-left="0.325cm" fo:padding-right="0.325cm"/>
    </style:style>
    <style:style style:name="gr12" style:family="graphic" style:parent-style-name="standard">
      <style:graphic-properties draw:textarea-vertical-align="middle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-color="#eeeeee"/>
      <style:paragraph-properties fo:text-align="center" style:writing-mode="lr-tb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style:paragraph-properties fo:text-align="center" style:writing-mode="lr-tb"/>
      <style:text-properties fo:font-size="13pt" style:font-size-asian="13pt" style:font-size-complex="13pt"/>
    </style:style>
    <style:style style:name="P5" style:family="paragraph">
      <loext:graphic-properties draw:fill-color="#eeeeee"/>
      <style:paragraph-properties fo:text-align="center" style:writing-mode="lr-tb"/>
      <style:text-properties fo:font-size="13pt" style:font-size-asian="13pt" style:font-size-complex="13pt"/>
    </style:style>
    <style:style style:name="P6" style:family="paragraph">
      <style:paragraph-properties fo:text-align="center"/>
    </style:style>
    <style:style style:name="P7" style:family="paragraph">
      <style:paragraph-properties fo:text-align="center" style:writing-mode="lr-tb"/>
      <style:text-properties fo:font-size="15pt" style:font-size-asian="15pt" style:font-size-complex="15pt"/>
    </style:style>
    <style:style style:name="P8" style:family="paragraph">
      <loext:graphic-properties draw:fill-color="#fffde7"/>
      <style:paragraph-properties fo:text-align="center" style:writing-mode="lr-tb"/>
      <style:text-properties fo:font-size="15pt" style:font-size-asian="15pt" style:font-size-complex="15pt"/>
    </style:style>
    <style:style style:name="P9" style:family="paragraph">
      <loext:graphic-properties draw:fill-color="#fffde7"/>
      <style:paragraph-properties fo:text-align="center" style:writing-mode="lr-tb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4.064cm" svg:height="2.032cm" svg:x="7.604cm" svg:y="2.016cm">
          <text:p text:style-name="P1">USER</text:p>
          <draw:enhanced-geometry svg:viewBox="0 0 21600 21600" draw:type="rectangle" draw:enhanced-path="M 0 0 L 21600 0 21600 21600 0 21600 0 0 Z N"/>
        </draw:custom-shape>
        <draw:custom-shape draw:style-name="gr2" draw:text-style-name="P2" xml:id="id2" draw:id="id2" draw:layer="layout" svg:width="4.064cm" svg:height="2.032cm" svg:x="13.192cm" svg:y="2.016cm">
          <text:p text:style-name="P1">CART</text:p>
          <draw:enhanced-geometry svg:viewBox="0 0 21600 21600" draw:type="rectangle" draw:enhanced-path="M 0 0 L 21600 0 21600 21600 0 21600 0 0 Z N"/>
        </draw:custom-shape>
        <draw:custom-shape draw:style-name="gr3" draw:text-style-name="P2" xml:id="id9" draw:id="id9" draw:layer="layout" svg:width="5.08cm" svg:height="2.032cm" svg:x="12.684cm" svg:y="19.118cm">
          <text:p text:style-name="P1">PRODUCTS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svg:x1="11.668cm" svg:y1="3.032cm" svg:x2="13.192cm" svg:y2="3.032cm" draw:start-shape="id1" draw:start-glue-point="1" draw:end-shape="id2" draw:end-glue-point="3" svg:d="M11668 3032h1524" svg:viewBox="0 0 1525 1">
          <text:p/>
        </draw:connector>
        <draw:custom-shape draw:style-name="gr5" draw:text-style-name="P5" xml:id="id4" draw:id="id4" draw:layer="layout" svg:width="4.064cm" svg:height="4.572cm" svg:x="7.604cm" svg:y="4.048cm">
          <text:p text:style-name="P4"><text:span text:style-name="T1">ID</text:span></text:p>
          <text:p text:style-name="P4"><text:span text:style-name="T1">TypeUser</text:span></text:p>
          <text:p text:style-name="P4"><text:span text:style-name="T1">FORENAME</text:span></text:p>
          <text:p text:style-name="P4"><text:span text:style-name="T1">SURNAME</text:span></text:p>
          <text:p text:style-name="P4"><text:span text:style-name="T1">EMAIL</text:span></text:p>
          <text:p text:style-name="P4"><text:span text:style-name="T1">PASSWORD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4.064cm" svg:height="4.572cm" svg:x="2.016cm" svg:y="4.048cm">
          <text:p text:style-name="P4"><text:span text:style-name="T1">ID</text:span></text:p>
          <text:p text:style-name="P4"><text:span text:style-name="T1">USER_ID</text:span></text:p>
          <text:p text:style-name="P4"><text:span text:style-name="T1">ADDRESS 1</text:span></text:p>
          <text:p text:style-name="P4"><text:span text:style-name="T1">ADDRESS 2 </text:span></text:p>
          <text:p text:style-name="P4"><text:span text:style-name="T1">CITY</text:span></text:p>
          <text:p text:style-name="P4"><text:span text:style-name="T1">COUNTY</text:span></text:p>
          <text:p text:style-name="P4"><text:span text:style-name="T1">COUNTRY</text:span></text:p>
          <text:p text:style-name="P4"><text:span text:style-name="T1">POST_CODE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3" draw:id="id3" draw:layer="layout" svg:width="4.064cm" svg:height="2.032cm" svg:x="2.016cm" svg:y="2.016cm">
          <text:p text:style-name="P1">ADDRESS</text:p>
          <draw:enhanced-geometry svg:viewBox="0 0 21600 21600" draw:type="rectangle" draw:enhanced-path="M 0 0 L 21600 0 21600 21600 0 21600 0 0 Z N"/>
        </draw:custom-shape>
        <draw:connector draw:style-name="gr6" draw:text-style-name="P6" draw:layer="layout" svg:x1="7.604cm" svg:y1="3.032cm" svg:x2="6.08cm" svg:y2="3.032cm" draw:start-shape="id1" draw:start-glue-point="3" draw:end-shape="id3" draw:end-glue-point="1" svg:d="M7604 3032h-1524" svg:viewBox="0 0 1525 1">
          <text:p/>
        </draw:connector>
        <draw:custom-shape draw:style-name="gr2" draw:text-style-name="P2" xml:id="id5" draw:id="id5" draw:layer="layout" svg:width="4.064cm" svg:height="2.032cm" svg:x="7.604cm" svg:y="9.636cm">
          <text:p text:style-name="P1">PAYMENT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4.064cm" svg:height="4.572cm" svg:x="7.604cm" svg:y="11.668cm">
          <text:p text:style-name="P4"><text:span text:style-name="T1">ID</text:span></text:p>
          <text:p text:style-name="P4"><text:span text:style-name="T1">USER_ID</text:span></text:p>
          <text:p text:style-name="P4"><text:span text:style-name="T1">TYPE</text:span></text:p>
          <text:p text:style-name="P4"><text:span text:style-name="T1">CARD_NO</text:span></text:p>
          <text:p text:style-name="P4"><text:span text:style-name="T1">EXP_DATE</text:span></text:p>
          <text:p text:style-name="P4"><text:span text:style-name="T1">CV</text:span></text:p>
          <draw:enhanced-geometry svg:viewBox="0 0 21600 21600" draw:type="rectangle" draw:enhanced-path="M 0 0 L 21600 0 21600 21600 0 21600 0 0 Z N"/>
        </draw:custom-shape>
        <draw:connector draw:style-name="gr7" draw:text-style-name="P6" draw:layer="layout" svg:x1="9.636cm" svg:y1="8.62cm" svg:x2="9.636cm" svg:y2="9.636cm" draw:start-shape="id4" draw:start-glue-point="2" draw:end-shape="id5" draw:end-glue-point="0" svg:d="M9636 8620v1016" svg:viewBox="0 0 1 1017">
          <text:p/>
        </draw:connector>
        <draw:custom-shape draw:style-name="gr5" draw:text-style-name="P5" xml:id="id6" draw:id="id6" draw:layer="layout" svg:width="4.064cm" svg:height="4.572cm" svg:x="13.192cm" svg:y="4.048cm">
          <text:p text:style-name="P4"><text:span text:style-name="T1">ID</text:span></text:p>
          <text:p text:style-name="P4"><text:span text:style-name="T1">USER_ID</text:span></text:p>
          <text:p text:style-name="P4"><text:span text:style-name="T1">AMOUNT</text:span></text:p>
          <text:p text:style-name="P4"><text:span text:style-name="T1">TOTAL</text:span></text:p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5.08cm" svg:height="4.572cm" svg:x="12.684cm" svg:y="21.15cm">
          <text:p text:style-name="P4"><text:span text:style-name="T1">ID</text:span></text:p>
          <text:p text:style-name="P4"><text:span text:style-name="T1">TYPE</text:span></text:p>
          <text:p text:style-name="P4"><text:span text:style-name="T1">NAME</text:span></text:p>
          <text:p text:style-name="P4"><text:span text:style-name="T1">PRICE</text:span></text:p>
          <text:p text:style-name="P4"><text:span text:style-name="T1">DURATION??</text:span></text:p>
          <text:p text:style-name="P4"><text:span text:style-name="T1">STOCK</text:span></text:p>
          <text:p text:style-name="P4"><text:span text:style-name="T1">DESC</text:span></text:p>
          <text:p text:style-name="P4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5.08cm" svg:height="2.032cm" svg:x="19.288cm" svg:y="2.016cm">
          <text:p text:style-name="P1">APPOINTMENT</text:p>
          <draw:enhanced-geometry svg:viewBox="0 0 21600 21600" draw:type="rectangle" draw:enhanced-path="M 0 0 L 21600 0 21600 21600 0 21600 0 0 Z N"/>
        </draw:custom-shape>
        <draw:custom-shape draw:style-name="gr8" draw:text-style-name="P5" xml:id="id10" draw:id="id10" draw:layer="layout" svg:width="5.08cm" svg:height="4.572cm" svg:x="19.288cm" svg:y="4.048cm">
          <text:p text:style-name="P4"><text:span text:style-name="T1">ID</text:span></text:p>
          <text:p text:style-name="P4"><text:span text:style-name="T1">Cart_id</text:span></text:p>
          <text:p text:style-name="P4"><text:span text:style-name="T1">CUSTOMER_NAME</text:span></text:p>
          <text:p text:style-name="P4"><text:span text:style-name="T1">EMPLOYEE_NAME</text:span></text:p>
          <text:p text:style-name="P4"><text:span text:style-name="T1">DATE</text:span></text:p>
          <text:p text:style-name="P4"><text:span text:style-name="T1"/></text:p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5.588cm" svg:height="4.572cm" svg:x="25.892cm" svg:y="4.048cm">
          <text:p text:style-name="P7"><text:span text:style-name="T2">Electronic</text:span></text:p>
          <text:p text:style-name="P7"><text:span text:style-name="T2">Motor</text:span></text:p>
          <text:p text:style-name="P7"><text:span text:style-name="T2">Fashion</text:span></text:p>
          <text:p text:style-name="P7"><text:span text:style-name="T2">Home and Garden</text:span></text:p>
          <text:p text:style-name="P7"><text:span text:style-name="T2">Sport</text:span></text:p>
          <text:p text:style-name="P7"><text:span text:style-name="T2">Health and Beauty</text:span></text:p>
          <text:p text:style-name="P7"><text:span text:style-name="T2">Industrial</text:span></text:p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5.588cm" svg:height="2.032cm" svg:x="25.892cm" svg:y="2.016cm">
          <text:p text:style-name="P1">TYPE</text:p>
          <draw:enhanced-geometry svg:viewBox="0 0 21600 21600" draw:type="rectangle" draw:enhanced-path="M 0 0 L 21600 0 21600 21600 0 21600 0 0 Z N"/>
        </draw:custom-shape>
        <draw:custom-shape draw:style-name="gr2" draw:text-style-name="P2" xml:id="id7" draw:id="id7" draw:layer="layout" svg:width="4.064cm" svg:height="2.032cm" svg:x="13.192cm" svg:y="9.636cm">
          <text:p text:style-name="P1">ITEM</text:p>
          <draw:enhanced-geometry svg:viewBox="0 0 21600 21600" draw:type="rectangle" draw:enhanced-path="M 0 0 L 21600 0 21600 21600 0 21600 0 0 Z N"/>
        </draw:custom-shape>
        <draw:custom-shape draw:style-name="gr5" draw:text-style-name="P5" xml:id="id8" draw:id="id8" draw:layer="layout" svg:width="4.064cm" svg:height="4.572cm" svg:x="13.192cm" svg:y="11.668cm">
          <text:p text:style-name="P4"><text:span text:style-name="T1">ID</text:span></text:p>
          <text:p text:style-name="P4"><text:span text:style-name="T1">CART_ID</text:span></text:p>
          <text:p text:style-name="P4"><text:span text:style-name="T1">PRODUCT_ID</text:span></text:p>
          <text:p text:style-name="P4"><text:span text:style-name="T1">AMOUNT</text:span></text:p>
          <draw:enhanced-geometry svg:viewBox="0 0 21600 21600" draw:type="rectangle" draw:enhanced-path="M 0 0 L 21600 0 21600 21600 0 21600 0 0 Z N"/>
        </draw:custom-shape>
        <draw:connector draw:style-name="gr11" draw:text-style-name="P6" draw:layer="layout" svg:x1="15.224cm" svg:y1="8.62cm" svg:x2="15.224cm" svg:y2="9.636cm" draw:start-shape="id6" draw:start-glue-point="2" draw:end-shape="id7" draw:end-glue-point="0" svg:d="M15224 8620v1016" svg:viewBox="0 0 1 1017">
          <text:p/>
        </draw:connector>
        <draw:connector draw:style-name="gr12" draw:text-style-name="P6" draw:layer="layout" svg:x1="15.224cm" svg:y1="16.24cm" svg:x2="15.224cm" svg:y2="19.118cm" draw:start-shape="id8" draw:start-glue-point="2" draw:end-shape="id9" draw:end-glue-point="0" svg:d="M15224 16240v2878" svg:viewBox="0 0 1 2879">
          <text:p/>
        </draw:connector>
        <draw:connector draw:style-name="gr12" draw:text-style-name="P6" draw:layer="layout" svg:x1="19.288cm" svg:y1="6.334cm" svg:x2="17.256cm" svg:y2="6.334cm" draw:start-shape="id10" draw:start-glue-point="3" draw:end-shape="id6" draw:end-glue-point="1" svg:d="M19288 6334h-2032" svg:viewBox="0 0 2033 1">
          <text:p/>
        </draw:connector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3000 3000" svg:d="M1500 3000l1500-2789v-211h-114l-1286 2392v-2392h-200v2392l-1286-2392h-114v211z"/>
    <draw:marker draw:name="Arrowheads_20_2" draw:display-name="Arrowheads 2" svg:viewBox="0 0 3000 3000" svg:d="M1500 3000l1500-2789v-211h-114l-1286 2392v-2392h-200v2392l-1286-2392h-114v211z"/>
    <draw:marker draw:name="Arrowheads_20_3" draw:display-name="Arrowheads 3" svg:viewBox="0 0 3000 3000" svg:d="M1500 3000l1500-2789v-211h-114l-1286 2392v-2392h-200v2392l-1286-2392h-114v211z"/>
    <draw:marker draw:name="Arrowheads_20_4" draw:display-name="Arrowheads 4" svg:viewBox="0 -3000 3000 3000" svg:d="M1500 0l1500-2789v-211h-114l-1286 2392v-2392h-200v2392l-1286-2392h-114v21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2.012cm" fo:page-height="29.69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1-27T04:58:43.110000000</meta:creation-date>
    <dc:date>2023-01-31T07:52:12.316000000</dc:date>
    <meta:editing-duration>PT6H7M32S</meta:editing-duration>
    <meta:editing-cycles>11</meta:editing-cycles>
    <meta:generator>LibreOffice/7.3.5.2$Windows_X86_64 LibreOffice_project/184fe81b8c8c30d8b5082578aee2fed2ea847c01</meta:generator>
    <meta:document-statistic meta:object-count="22"/>
  </office:meta>
</office:document-meta>
</file>